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Lucidasans, 'Lucida Sans', 'Arial Unicode MS'"/>
    <style:font-face style:name="Times New Roman" svg:font-family="'Times New Roman'"/>
    <style:font-face style:name="FreeSerif1" svg:font-family="FreeSerif" style:font-adornments="Mittel" style:font-family-generic="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Standard" style:list-style-name="L1"/>
    <style:style style:name="P2" style:family="paragraph" style:parent-style-name="Standard">
      <style:text-properties fo:font-style="italic" style:font-style-asian="italic" style:font-style-complex="italic"/>
    </style:style>
    <style:style style:name="P3" style:family="paragraph" style:parent-style-name="Heading_20_2">
      <style:text-properties style:font-name="Times" fo:font-size="12pt" style:font-size-asian="12pt" style:font-size-complex="12pt"/>
    </style:style>
    <style:style style:name="P4" style:family="paragraph" style:parent-style-name="Heading_20_2">
      <style:paragraph-properties fo:margin-top="0.423cm" fo:margin-bottom="0.212cm" fo:keep-with-next="always"/>
    </style:style>
    <style:style style:name="P5" style:family="paragraph" style:parent-style-name="Heading_20_1">
      <style:text-properties style:font-name="Times" fo:font-size="12pt" fo:language="en" fo:country="GB" style:font-name-asian="HG Mincho Light J" style:font-size-asian="12pt" style:font-name-complex="Tahoma" style:font-size-complex="12pt"/>
    </style:style>
    <style:style style:name="T1" style:family="text">
      <style:text-properties style:font-name-asian="FreeMono"/>
    </style:style>
    <style:style style:name="T2" style:family="text">
      <style:text-properties style:font-name-asian="FreeMono" style:font-name-complex="FreeMono"/>
    </style:style>
    <style:style style:name="T3" style:family="text">
      <style:text-properties style:font-name="Times"/>
    </style:style>
    <style:style style:name="T4" style:family="text">
      <style:text-properties style:font-name="Times" fo:font-size="12pt" style:font-name-asian="HG Mincho Light J" style:font-size-asian="12pt" style:font-name-complex="Tahoma" style:font-size-complex="12pt"/>
    </style:style>
    <style:style style:name="T5" style:family="text">
      <style:text-properties style:font-name="Times" fo:font-size="12pt" style:font-size-asian="12pt" style:font-size-complex="12pt"/>
    </style:style>
    <style:style style:name="T6" style:family="text">
      <style:text-properties fo:font-size="12pt"/>
    </style:style>
    <style:style style:name="T7" style:family="text">
      <style:text-properties style:font-size-asian="12pt"/>
    </style:style>
    <style:style style:name="T8" style:family="text">
      <style:text-properties style:font-size-complex="12pt"/>
    </style:style>
    <style:style style:name="T9" style:family="text">
      <style:text-properties style:font-name="FreeSerif1" style:font-name-asian="FreeMono" style:font-name-complex="FreeMono"/>
    </style:style>
    <style:style style:name="T10" style:family="text">
      <style:text-properties style:font-name="FreeSerif" style:font-name-asian="FreeMono" style:font-name-complex="FreeMono"/>
    </style:style>
    <style:style style:name="T11" style:family="text">
      <style:text-properties style:font-name-complex="FreeMono"/>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5">Ingredients</text:span></text:h>
      <text:p text:style-name="Standard"><text:span text:style-name="T2">750g stewing lamb</text:span></text:p>
      <text:p text:style-name="Standard"><text:span text:style-name="T2">salt &amp; pepper</text:span></text:p>
      <text:p text:style-name="Standard"><text:span text:style-name="T2">1½ tablespoons butter</text:span></text:p>
      <text:p text:style-name="Standard"><text:span text:style-name="T2">1 cup sliced carrot</text:span></text:p>
      <text:p text:style-name="Standard"><text:span text:style-name="T2">½ cup sliced onion</text:span></text:p>
      <text:p text:style-name="Standard"><text:span text:style-name="T2">2 heaped tablespoons flour</text:span></text:p>
      <text:p text:style-name="Standard"><text:span text:style-name="T2">1 tablespoon tomato pur</text:span><text:span text:style-name="T9">é</text:span><text:span text:style-name="T2">e</text:span></text:p>
      <text:p text:style-name="Standard">3 cups beef stock</text:p>
      <text:p text:style-name="Standard">1 bouquet garni</text:p>
      <text:p text:style-name="Standard">500g kipfler potatoes</text:p>
      <text:p text:style-name="Standard">1 tablespoon chopped parsley</text:p>
      <text:h text:style-name="P3" text:outline-level="2">Method</text:h>
      <text:list xml:id="list445927793" text:style-name="L1">
        <text:list-item>
          <text:p text:style-name="P1">Trim meat, cut into cubes and season. Heat butter and fry to seal meat. <text:line-break/>Keep warm in casserole.</text:p>
        </text:list-item>
        <text:list-item>
          <text:p text:style-name="P1">Add onions and carrot and cook till lightly browned.</text:p>
        </text:list-item>
        <text:list-item>
          <text:p text:style-name="P1">Return meat to onions and carrot. Add flour and mix.</text:p>
        </text:list-item>
        <text:list-item>
          <text:p text:style-name="P1">Cook for a few minutes then add tomato <text:span text:style-name="T2">pur</text:span><text:span text:style-name="T9">é</text:span><text:span text:style-name="T2">e and crushed garlic.<text:line-break/>Stir in stock. Keep stirring until liquid boils and thickens.</text:span></text:p>
        </text:list-item>
        <text:list-item>
          <text:p text:style-name="P1"><text:span text:style-name="T2">Simmer for 5 minutes; add bouquet garni.</text:span></text:p>
        </text:list-item>
        <text:list-item>
          <text:p text:style-name="P1"><text:span text:style-name="T2">Place in casserole with lid and bake in moderate oven for 1</text:span><text:span text:style-name="T9">½</text:span><text:span text:style-name="T10"> hours.</text:span></text:p>
        </text:list-item>
        <text:list-item>
          <text:p text:style-name="P1"><text:span text:style-name="T10">Parboil potatoes.</text:span></text:p>
        </text:list-item>
        <text:list-item>
          <text:p text:style-name="P1"><text:span text:style-name="T10">Add potatoes to casserole and cook for an additional 30 minutes.</text:span></text:p>
        </text:list-item>
        <text:list-item>
          <text:p text:style-name="P1"><text:span text:style-name="T10">Sprinkle with parsley.</text:span></text:p>
        </text:list-item>
      </text:list>
      <text:h text:style-name="P4" text:outline-level="2"><text:span text:style-name="T4">Suggestions</text:span></text:h>
      <text:list xml:id="list132739621" text:continue-list="list445927793" text:style-name="L1">
        <text:list-item text:start-value="1">
          <text:p text:style-name="P1"><text:span text:style-name="T2">Add swiss mushrooms with carrots.</text:span></text:p>
        </text:list-item>
        <text:list-item>
          <text:p text:style-name="P1">Add pepper corns to stock.</text:p>
        </text:list-item>
      </text:list>
      <text:p text:style-name="Standard"><text:span text:style-name="T10"/></text:p>
      <text:p text:style-name="P2"><text:span text:style-name="T10">Serves 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Lucidasans, 'Lucida Sans', 'Arial Unicode MS'"/>
    <style:font-face style:name="Times New Roman" svg:font-family="'Times New Roman'"/>
    <style:font-face style:name="FreeSerif1" svg:font-family="FreeSerif" style:font-adornments="Mittel" style:font-family-generic="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FreeSerif"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Lamb Navarin</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meta:creation-date>2011-09-24T19:10:10</meta:creation-date>
    <dc:language>en-AU</dc:language>
    <meta:editing-cycles>3</meta:editing-cycles>
    <meta:editing-duration>PT2H1M58S</meta:editing-duration>
    <meta:initial-creator>Frank Jung</meta:initial-creator>
    <dc:date>2011-09-24T21:27:18</dc:date>
    <dc:creator>Frank Jung</dc:creator>
    <meta:document-statistic meta:table-count="0" meta:image-count="0" meta:object-count="0" meta:page-count="1" meta:paragraph-count="27" meta:word-count="163" meta:character-count="884"/>
    <meta:user-defined meta:name="Info 1"/>
    <meta:user-defined meta:name="Info 2"/>
    <meta:user-defined meta:name="Info 3"/>
    <meta:user-defined meta:name="Info 4"/>
  </office:meta>
</office:document-meta>
</file>